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tahoma, verdana, arial, sans-serif"/>
    <style:font-face style:name="Liberation Sans2" svg:font-family="'Liberation Sans'" style:font-family-generic="roman"/>
    <style:font-face style:name="LM Mono Light 10" svg:font-family="'LM Mono Light 10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9.975cm" fo:margin-left="2.365cm" table:align="left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4.97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61cm"/>
    </style:style>
    <style:style style:name="Table1.5" style:family="table-row">
      <style:table-row-properties style:min-row-height="0.575cm"/>
    </style:style>
    <style:style style:name="Table2" style:family="table">
      <style:table-properties style:width="9.525cm" fo:margin-left="2.63cm" table:align="left"/>
    </style:style>
    <style:style style:name="Table2.A" style:family="table-column">
      <style:table-column-properties style:column-width="3.889cm"/>
    </style:style>
    <style:style style:name="Table2.B" style:family="table-column">
      <style:table-column-properties style:column-width="5.63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519cm"/>
    </style:style>
    <style:style style:name="Table3.B" style:family="table-column">
      <style:table-column-properties style:column-width="4.154cm"/>
    </style:style>
    <style:style style:name="Table3.C" style:family="table-column">
      <style:table-column-properties style:column-width="5.076cm"/>
    </style:style>
    <style:style style:name="Table3.D" style:family="table-column">
      <style:table-column-properties style:column-width="4.26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9.525cm" fo:margin-left="2.63cm" table:align="left"/>
    </style:style>
    <style:style style:name="Table4.A" style:family="table-column">
      <style:table-column-properties style:column-width="3.889cm"/>
    </style:style>
    <style:style style:name="Table4.B" style:family="table-column">
      <style:table-column-properties style:column-width="5.63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519cm"/>
    </style:style>
    <style:style style:name="Table5.B" style:family="table-column">
      <style:table-column-properties style:column-width="4.154cm"/>
    </style:style>
    <style:style style:name="Table5.C" style:family="table-column">
      <style:table-column-properties style:column-width="5.076cm"/>
    </style:style>
    <style:style style:name="Table5.D" style:family="table-column">
      <style:table-column-properties style:column-width="4.26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none" fo:border-top="none" fo:border-bottom="0.05pt solid #000000"/>
    </style:style>
    <style:style style:name="Table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none" fo:border-top="none" fo:border-bottom="0.05pt solid #000000"/>
    </style:style>
    <style:style style:name="Table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none" fo:border-top="none" fo:border-bottom="0.05pt solid #000000"/>
    </style:style>
    <style:style style:name="Table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9.525cm" fo:margin-left="2.63cm" table:align="left"/>
    </style:style>
    <style:style style:name="Table6.A" style:family="table-column">
      <style:table-column-properties style:column-width="3.889cm"/>
    </style:style>
    <style:style style:name="Table6.B" style:family="table-column">
      <style:table-column-properties style:column-width="5.636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3.519cm"/>
    </style:style>
    <style:style style:name="Table7.B" style:family="table-column">
      <style:table-column-properties style:column-width="4.154cm"/>
    </style:style>
    <style:style style:name="Table7.C" style:family="table-column">
      <style:table-column-properties style:column-width="5.076cm"/>
    </style:style>
    <style:style style:name="Table7.D" style:family="table-column">
      <style:table-column-properties style:column-width="4.26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paragraph-rsid="000ac710" style:font-size-asian="14pt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3f365"/>
    </style:style>
    <style:style style:name="P4" style:family="paragraph" style:parent-style-name="Standard" style:list-style-name="L2">
      <style:paragraph-properties fo:text-align="center" style:justify-single-word="false"/>
      <style:text-properties officeooo:paragraph-rsid="00154903"/>
    </style:style>
    <style:style style:name="P5" style:family="paragraph" style:parent-style-name="Standard">
      <style:paragraph-properties fo:text-align="center" style:justify-single-word="false"/>
      <style:text-properties officeooo:paragraph-rsid="00154903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paragraph-rsid="000ac710" style:font-size-asian="20pt" style:font-weight-asian="bold" style:font-size-complex="20pt" style:font-weight-complex="bold"/>
    </style:style>
    <style:style style:name="P7" style:family="paragraph" style:parent-style-name="Standard">
      <style:text-properties fo:font-weight="bold" officeooo:paragraph-rsid="000ac710" style:font-weight-asian="bold" style:font-weight-complex="bold"/>
    </style:style>
    <style:style style:name="P8" style:family="paragraph" style:parent-style-name="Standard">
      <style:text-properties fo:font-style="normal" fo:font-weight="normal" officeooo:paragraph-rsid="000bde6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bold" officeooo:paragraph-rsid="000c8975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6536a"/>
    </style:style>
    <style:style style:name="P11" style:family="paragraph" style:parent-style-name="Standard" style:list-style-name="L3">
      <style:paragraph-properties fo:text-align="start" style:justify-single-word="false"/>
      <style:text-properties officeooo:paragraph-rsid="0016536a"/>
    </style:style>
    <style:style style:name="P12" style:family="paragraph" style:parent-style-name="Standard">
      <style:paragraph-properties fo:text-align="start" style:justify-single-word="false"/>
      <style:text-properties style:font-name="LM Mono Light 10" fo:font-style="normal" fo:font-weight="normal" officeooo:paragraph-rsid="000d131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M Mono Light 10" fo:font-style="normal" fo:font-weight="normal" officeooo:paragraph-rsid="00106d6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paragraph-rsid="000d1314"/>
    </style:style>
    <style:style style:name="P15" style:family="paragraph" style:parent-style-name="Standard">
      <style:text-properties officeooo:paragraph-rsid="0013f365"/>
    </style:style>
    <style:style style:name="P16" style:family="paragraph" style:parent-style-name="Standard" style:list-style-name="L2">
      <style:text-properties officeooo:paragraph-rsid="0013f365"/>
    </style:style>
    <style:style style:name="P17" style:family="paragraph" style:parent-style-name="Standard" style:list-style-name="L2">
      <style:text-properties officeooo:paragraph-rsid="00154903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0d1314" fo:background-color="#ff8080" style:font-weight-asian="bold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0d1314" fo:background-color="#ff8080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154903"/>
    </style:style>
    <style:style style:name="P22" style:family="paragraph" style:parent-style-name="Table_20_Contents" style:list-style-name="L2">
      <style:paragraph-properties fo:text-align="center" style:justify-single-word="false"/>
      <style:text-properties officeooo:paragraph-rsid="00154903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paragraph-rsid="000d1314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paragraph-rsid="00154903" style:font-weight-asian="bold" style:font-weight-complex="bold"/>
    </style:style>
    <style:style style:name="P25" style:family="paragraph" style:parent-style-name="Table_20_Contents" style:list-style-name="L2">
      <style:paragraph-properties fo:text-align="center" style:justify-single-word="false"/>
      <style:text-properties fo:font-weight="bold" officeooo:paragraph-rsid="00154903" style:font-weight-asian="bold" style:font-weight-complex="bold"/>
    </style:style>
    <style:style style:name="P26" style:family="paragraph" style:parent-style-name="Table_20_Contents" style:master-page-name="Standard">
      <style:paragraph-properties fo:text-align="center" style:justify-single-word="false" style:page-number="auto"/>
      <style:text-properties fo:font-weight="bold" officeooo:paragraph-rsid="0013ecfb" style:font-weight-asian="bold" style:font-weight-complex="bold"/>
    </style:style>
    <style:style style:name="P27" style:family="paragraph" style:parent-style-name="Table_20_Contents" style:master-page-name="Standard">
      <style:paragraph-properties fo:text-align="center" style:justify-single-word="false" style:page-number="auto"/>
      <style:text-properties fo:font-weight="bold" officeooo:paragraph-rsid="0013ecfb" style:font-weight-asian="bold" style:font-weight-complex="bold"/>
    </style:style>
    <style:style style:name="P28" style:family="paragraph" style:parent-style-name="Table_20_Contents" style:master-page-name="Standard">
      <style:paragraph-properties fo:text-align="center" style:justify-single-word="false" style:page-number="auto"/>
      <style:text-properties fo:font-weight="bold" officeooo:paragraph-rsid="0013ecfb" fo:background-color="#ff8080" style:font-weight-asian="bold" style:font-weight-complex="bold"/>
    </style:style>
    <style:style style:name="P29" style:family="paragraph" style:parent-style-name="Table_20_Contents" style:master-page-name="Standard">
      <style:paragraph-properties fo:text-align="center" style:justify-single-word="false" style:page-number="auto"/>
      <style:text-properties fo:font-weight="bold" officeooo:paragraph-rsid="0013ecfb" fo:background-color="#ff8080" style:font-weight-asian="bold" style:font-weight-complex="bold"/>
    </style:style>
    <style:style style:name="P30" style:family="paragraph" style:parent-style-name="Table_20_Contents" style:master-page-name="Standard">
      <style:paragraph-properties fo:text-align="center" style:justify-single-word="false" style:page-number="auto"/>
      <style:text-properties fo:font-weight="bold" officeooo:paragraph-rsid="0013ecfb" fo:background-color="#ff8080" style:font-weight-asian="bold" style:font-weight-complex="bold"/>
    </style:style>
    <style:style style:name="P31" style:family="paragraph" style:parent-style-name="Table_20_Contents" style:master-page-name="Standard">
      <style:paragraph-properties fo:text-align="center" style:justify-single-word="false" style:page-number="auto"/>
      <style:text-properties fo:font-weight="bold" officeooo:paragraph-rsid="0013ecfb" fo:background-color="#ff8080" style:font-weight-asian="bold" style:font-weight-complex="bold"/>
    </style:style>
    <style:style style:name="T1" style:family="text">
      <style:text-properties officeooo:rsid="000ac710"/>
    </style:style>
    <style:style style:name="T2" style:family="text">
      <style:text-properties officeooo:rsid="000bde61"/>
    </style:style>
    <style:style style:name="T3" style:family="text">
      <style:text-properties fo:font-style="italic" officeooo:rsid="000bde61" style:font-style-asian="italic" style:font-style-complex="italic"/>
    </style:style>
    <style:style style:name="T4" style:family="text">
      <style:text-properties officeooo:rsid="000c8975"/>
    </style:style>
    <style:style style:name="T5" style:family="text">
      <style:text-properties officeooo:rsid="000d1314"/>
    </style:style>
    <style:style style:name="T6" style:family="text">
      <style:text-properties style:text-outline="false" style:text-line-through-style="none" style:font-name="Liberation Sans2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7" style:family="text">
      <style:text-properties officeooo:rsid="000e3b76"/>
    </style:style>
    <style:style style:name="T8" style:family="text">
      <style:text-properties officeooo:rsid="00106d64"/>
    </style:style>
    <style:style style:name="T9" style:family="text">
      <style:text-properties fo:font-variant="normal" fo:text-transform="none" fo:color="#333333" style:text-outline="false" style:text-line-through-style="none" style:font-name="lucida grande" fo:font-size="9.75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officeooo:rsid="0013ecfb"/>
    </style:style>
    <style:style style:name="T11" style:family="text">
      <style:text-properties officeooo:rsid="0013f365"/>
    </style:style>
    <style:style style:name="T12" style:family="text">
      <style:text-properties officeooo:rsid="00154903"/>
    </style:style>
    <style:style style:name="T13" style:family="text">
      <style:text-properties officeooo:rsid="0016536a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ROJEKT WDWR</text:span></text:p>
      <text:p text:style-name="P1"><text:span text:style-name="T1">Piotr Kałamucki</text:span></text:p>
      <text:p text:style-name="P1"><text:span text:style-name="T1">Katarzyna Kucharczyk</text:span></text:p>
      <text:p text:style-name="P1"><text:span text:style-name="T1">semestr letni 2013</text:span></text:p>
      <text:p text:style-name="P2"/>
      <text:p text:style-name="Standard"/>
      <text:p text:style-name="Standard"/>
      <text:p text:style-name="P7"><text:span text:style-name="T1">Model dwukryterialny kosztu i ryzyka ze średnią jako miarą kosztu i odchyleniem przeciętnym jako miarą ryzyka.</text:span></text:p>
      <text:p text:style-name="P7"><text:span text:style-name="T1"/></text:p>
      <text:p text:style-name="P8"><text:span text:style-name="T2">Projekt został zaimplementowany w programie </text:span><text:span text:style-name="T3">ampl. </text:span><text:span text:style-name="T2">Do tego celu został stworzony model zadania minimalizujący koszt oraz ryzyko, ze skorelowanymi ujemnie wagami jako współczynnikami.</text:span></text:p>
      <text:p text:style-name="P8"><text:span text:style-name="T2"/></text:p>
      <text:p text:style-name="P9"><text:span text:style-name="T4">MODEL</text:span></text:p>
      <text:p text:style-name="P12"><text:span text:style-name="T5"># Deklaracje zbiorów i parametrow zadania</text:span></text:p>
      <text:p text:style-name="P12"><text:span text:style-name="T5"></text:span></text:p>
      <text:p text:style-name="P12"><text:span text:style-name="T5">set TOWARY;</text:span></text:p>
      <text:p text:style-name="P12"><text:span text:style-name="T5">set MASZYNY;</text:span></text:p>
      <text:p text:style-name="P12"><text:span text:style-name="T5"></text:span></text:p>
      <text:p text:style-name="P12"><text:span text:style-name="T5"># -- PARAMETRY --</text:span></text:p>
      <text:p text:style-name="P12"><text:span text:style-name="T5"></text:span></text:p>
      <text:p text:style-name="P12"><text:span text:style-name="T5"># Waga ryzyka</text:span></text:p>
      <text:p text:style-name="P12"><text:span text:style-name="T5">param wr;</text:span></text:p>
      <text:p text:style-name="P12"><text:span text:style-name="T5"></text:span></text:p>
      <text:p text:style-name="P12"><text:span text:style-name="T5"># Waga kosztu</text:span></text:p>
      <text:p text:style-name="P12"><text:span text:style-name="T5">param wk;</text:span></text:p>
      <text:p text:style-name="P12"><text:span text:style-name="T5"></text:span></text:p>
      <text:p text:style-name="P12"><text:span text:style-name="T5"># Liczba stanow zmiennej losowej</text:span></text:p>
      <text:p text:style-name="P12"><text:span text:style-name="T5">param stan;</text:span></text:p>
      <text:p text:style-name="P12"><text:span text:style-name="T5"></text:span></text:p>
      <text:p text:style-name="P12"><text:span text:style-name="T5"># Zuzycie czasu pracy maszyn </text:span></text:p>
      <text:p text:style-name="P12"><text:span text:style-name="T5">param zuzycie {m in MASZYNY, t in TOWARY};</text:span></text:p>
      <text:p text:style-name="P12"><text:span text:style-name="T5"></text:span></text:p>
      <text:p text:style-name="P12"><text:span text:style-name="T5"># Koszt godziny pracy maszyny w zaleznosci od stanu zmiennej losowej</text:span></text:p>
      <text:p text:style-name="P12"><text:span text:style-name="T5">param koszt_stanu{1..stan, m in MASZYNY};</text:span></text:p>
      <text:p text:style-name="P12"><text:span text:style-name="T5"></text:span></text:p>
      <text:p text:style-name="P12"><text:span text:style-name="T5"># Prawdopodobieństwo wystąpienia stanu</text:span></text:p>
      <text:p text:style-name="P12"><text:span text:style-name="T5">param prawd_stanu{1..stan};</text:span></text:p>
      <text:p text:style-name="P12"><text:span text:style-name="T5"></text:span></text:p>
      <text:p text:style-name="P12"><text:span text:style-name="T5"># Minimalna produkcja towaru</text:span></text:p>
      <text:p text:style-name="P12"><text:span text:style-name="T5">param min_produkcja{t in TOWARY};</text:span></text:p>
      <text:p text:style-name="P12"><text:span text:style-name="T5"></text:span></text:p>
      <text:p text:style-name="P12"><text:span text:style-name="T5"># Maksymalny czas dzierżawy </text:span></text:p>
      <text:p text:style-name="P12"><text:span text:style-name="T5">param max_czas;</text:span></text:p>
      <text:p text:style-name="P12"><text:span text:style-name="T5"></text:span></text:p>
      <text:p text:style-name="P12"><text:span text:style-name="T5"># Czas dodatkowej dzierzawy</text:span></text:p>
      <text:p text:style-name="P12"><text:soft-page-break/><text:span text:style-name="T5">param czas_dod;</text:span></text:p>
      <text:p text:style-name="P12"><text:span text:style-name="T5"></text:span></text:p>
      <text:p text:style-name="P12"><text:span text:style-name="T5"># Koszt dodatkowej dzierzawy </text:span></text:p>
      <text:p text:style-name="P12"><text:span text:style-name="T5">param koszt_dod;</text:span></text:p>
      <text:p text:style-name="P12"><text:span text:style-name="T5"></text:span></text:p>
      <text:p text:style-name="P12"><text:span text:style-name="T5"># -- ZMIENNE --</text:span></text:p>
      <text:p text:style-name="P12"><text:span text:style-name="T5"></text:span></text:p>
      <text:p text:style-name="P12"><text:span text:style-name="T5"># Koszt produkcji w zaleznosci od stanu zmiennej losowej</text:span></text:p>
      <text:p text:style-name="P12"><text:span text:style-name="T5">var koszt{1..stan};</text:span></text:p>
      <text:p text:style-name="P12"><text:span text:style-name="T5"></text:span></text:p>
      <text:p text:style-name="P12"><text:span text:style-name="T5"># Produkcja towaru na maszynie</text:span></text:p>
      <text:p text:style-name="P12"><text:span text:style-name="T5">var produkcja {t in TOWARY, m in MASZYNY} integer &gt;= 0;</text:span></text:p>
      <text:p text:style-name="P12"><text:span text:style-name="T5"></text:span></text:p>
      <text:p text:style-name="P12"><text:span text:style-name="T5"># Wartosc binarna wydzierzawienia czasu dodatkowego na maszne</text:span></text:p>
      <text:p text:style-name="P12"><text:span text:style-name="T5">var czas_dod_bin {m in MASZYNY} binary := 0;</text:span></text:p>
      <text:p text:style-name="P12"><text:span text:style-name="T5"></text:span></text:p>
      <text:p text:style-name="P12"><text:span text:style-name="T5"># Zmienne pomocnicze</text:span></text:p>
      <text:p text:style-name="P12"><text:span text:style-name="T5">var wywazony_koszt;</text:span></text:p>
      <text:p text:style-name="P12"><text:span text:style-name="T5">var wywazone_ryzyko;</text:span></text:p>
      <text:p text:style-name="P12"><text:span text:style-name="T5"></text:span></text:p>
      <text:p text:style-name="P12"><text:span text:style-name="T5">var ryzyko;</text:span></text:p>
      <text:p text:style-name="P12"><text:span text:style-name="T5"></text:span></text:p>
      <text:p text:style-name="P12"><text:span text:style-name="T5">var koszt_sredni;</text:span></text:p>
      <text:p text:style-name="P12"><text:span text:style-name="T5"></text:span></text:p>
      <text:p text:style-name="P12"><text:span text:style-name="T5">var koszt_dod_m {m in MASZYNY} &gt;= 0;</text:span></text:p>
      <text:p text:style-name="P12"><text:span text:style-name="T5"></text:span></text:p>
      <text:p text:style-name="P12"><text:span text:style-name="T5"># Ochylenie przecietne jako miara ryzyka</text:span></text:p>
      <text:p text:style-name="P12"><text:span text:style-name="T5">minimize ryzyko_koszty: <text:s/>koszt_sredni*wk + ryzyko*wr;</text:span></text:p>
      <text:p text:style-name="P12"><text:span text:style-name="T5">#minimize ryzyko_koszty: <text:s/>koszt_sredni + ryzyko;</text:span></text:p>
      <text:p text:style-name="P12"><text:span text:style-name="T5"></text:span></text:p>
      <text:p text:style-name="P12"><text:span text:style-name="T5">subject to produkcja_ogr {t in TOWARY}: sum{m in MASZYNY} produkcja[t,m] &gt;= min_produkcja[t];</text:span></text:p>
      <text:p text:style-name="P12"><text:span text:style-name="T5"></text:span></text:p>
      <text:p text:style-name="P12"><text:span text:style-name="T5">subject to koszt_od_stanu_ogr {s in 1..stan}: (sum{m in MASZYNY} (sum {t in TOWARY} produkcja[t,m]*zuzycie[m,t]-czas_dod*czas_dod_bin[m])*koszt_stanu[s,m]) = koszt[s];</text:span></text:p>
      <text:p text:style-name="P12"><text:span text:style-name="T5"></text:span></text:p>
      <text:p text:style-name="P12"><text:span text:style-name="T5">subject to koszt_sredni_ogr: (sum{s in 1..stan} koszt[s])/stan = koszt_sredni;</text:span></text:p>
      <text:p text:style-name="P12"><text:span text:style-name="T5"></text:span></text:p>
      <text:p text:style-name="P12"><text:span text:style-name="T5">subject to wartosc_ryzyka_ogr: (sum{s in 1..stan} abs(koszt[s]-koszt_sredni))/stan = ryzyko;</text:span></text:p>
      <text:p text:style-name="P12"><text:span text:style-name="T5"><text:s/></text:span></text:p>
      <text:p text:style-name="P12"><text:span text:style-name="T5">subject to czas_dodatkowy_ogr {m in MASZYNY}: (if (sum{t in TOWARY} (produkcja[t,m]*zuzycie[m,t]) &gt;= max_czas) then 1 else 0) = czas_dod_bin[m];</text:span></text:p>
      <text:p text:style-name="P12"><text:soft-page-break/><text:span text:style-name="T5"></text:span></text:p>
      <text:p text:style-name="P12"><text:span text:style-name="T5">subject to kosz_dodatkowy_ogr {m in MASZYNY}: ((sum{t in TOWARY} produkcja[t,m]*zuzycie[m,t])-max_czas)*koszt_dod*czas_dod_bin[m] = koszt_dod_m[m];</text:span></text:p>
      <text:p text:style-name="P12"><text:span text:style-name="T5"></text:span></text:p>
      <text:p text:style-name="P13"><text:span text:style-name="T8">subject to kosz_dodatkowy_ogr2 {m in MASZYNY}: koszt_dod_m[m] &lt;= 500;</text:span></text:p>
      <text:p text:style-name="P12"><text:span text:style-name="T5"/></text:p>
      <text:p text:style-name="P12"><text:span text:style-name="T5">subject to czas_dod_max {m in MASZYNY}: (sum{t in TOWARY} produkcja[t,m]*zuzycie[m,t]) &lt;= czas_dod+max_czas;</text:span></text:p>
      <text:p text:style-name="P14"><text:span text:style-name="T5"/></text:p>
      <text:p text:style-name="P14"><text:span text:style-name="T5">Rozwiązanie danego modelu zwróciło nastepujące punkty:</text:span></text:p>
      <text:p text:style-name="P14"/>
      <text:p text:style-name="P14"><draw:frame draw:style-name="fr1" draw:name="Object1" text:anchor-type="paragraph" svg:width="19.071cm" svg:height="12.354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3"><text:span text:style-name="T5">Ryzyko</text:span></text:p>
          </table:table-cell>
          <table:table-cell table:style-name="Table1.B1" office:value-type="string">
            <text:p text:style-name="P23"><text:span text:style-name="T5">Koszt średni</text:span></text:p>
          </table:table-cell>
        </table:table-row>
        <table:table-row>
          <table:table-cell table:style-name="Table1.A2" office:value-type="string">
            <text:p text:style-name="P18"><text:span text:style-name="T6">2058,74</text:span></text:p>
          </table:table-cell>
          <table:table-cell table:style-name="Table1.B2" office:value-type="string">
            <text:p text:style-name="P18"><text:span text:style-name="T6">10078,1</text:span></text:p>
          </table:table-cell>
        </table:table-row>
        <table:table-row table:style-name="Table1.3">
          <table:table-cell table:style-name="Table1.A2" office:value-type="string">
            <text:p text:style-name="P26"><text:span text:style-name="T9">1716,53</text:span></text:p>
          </table:table-cell>
          <table:table-cell table:style-name="Table1.B2" office:value-type="string">
            <text:p text:style-name="P26"><text:span text:style-name="T9">12264,5</text:span></text:p>
          </table:table-cell>
        </table:table-row>
        <table:table-row>
          <table:table-cell table:style-name="Table1.A2" office:value-type="string">
            <text:p text:style-name="P28"><text:span text:style-name="T9">1610,23</text:span></text:p>
          </table:table-cell>
          <table:table-cell table:style-name="Table1.B2" office:value-type="string">
            <text:p text:style-name="P28"><text:span text:style-name="T9">11084,4</text:span></text:p>
          </table:table-cell>
        </table:table-row>
        <table:table-row table:style-name="Table1.5">
          <table:table-cell table:style-name="Table1.A2" office:value-type="string">
            <text:p text:style-name="P28"><text:span text:style-name="T9">2151,87</text:span></text:p>
          </table:table-cell>
          <table:table-cell table:style-name="Table1.B2" office:value-type="string">
            <text:p text:style-name="P28"><text:span text:style-name="T9">10134,8</text:span></text:p>
          </table:table-cell>
        </table:table-row>
      </table:table>
      <text:p text:style-name="P14"><text:span text:style-name="T5"/></text:p>
      <text:p text:style-name="P14"><text:span text:style-name="T7">Dla powyższych p</text:span><text:span text:style-name="T10">unktow efektywnych</text:span><text:span text:style-name="T7">, zmienne przyjęły następujące wartości:</text:span></text:p>
      <text:p text:style-name="P14"><text:span text:style-name="T7"/></text:p>
      <text:list xml:id="list7209918898401988093" text:style-name="L2">
        <text:list-item>
          <text:p text:style-name="P16"><text:span text:style-name="T11">ryzyko = 2058.74 i koszt_sredni = 10078.1</text:span></text:p>
          <text:p text:style-name="P17"><text:span text:style-name="T12">waga kosztu średniego = </text:span></text:p>
          <text:p text:style-name="P17"><text:span text:style-name="T12">waga ryzyka = </text:span></text:p>
        </text:list-item>
      </text:list>
      <text:p text:style-name="P3"><text:soft-page-break/><text:span text:style-name="T11">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<text:span text:style-name="T12">Stan</text:span></text:p>
          </table:table-cell>
          <table:table-cell table:style-name="Table2.B1" office:value-type="string">
            <text:p text:style-name="P24"><text:span text:style-name="T12">Koszt</text:span></text:p>
          </table:table-cell>
        </table:table-row>
        <table:table-row>
          <table:table-cell table:style-name="Table2.A2" office:value-type="string">
            <text:p text:style-name="P21"><text:span text:style-name="T12">1</text:span>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<text:span text:style-name="T12">2</text:span>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<text:span text:style-name="T12">3</text:span></text:p>
          </table:table-cell>
          <table:table-cell table:style-name="Table2.B2" office:value-type="string">
            <text:p text:style-name="P20"/>
          </table:table-cell>
        </table:table-row>
        <table:table-row>
          <table:table-cell table:style-name="Table2.A2" office:value-type="string">
            <text:p text:style-name="P21"><text:span text:style-name="T12">4</text:span></text:p>
          </table:table-cell>
          <table:table-cell table:style-name="Table2.B2" office:value-type="string">
            <text:p text:style-name="P20"/>
          </table:table-cell>
        </table:table-row>
      </table:table>
      <text:p text:style-name="P3"><text:span text:style-name="T11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4"><text:span text:style-name="T12">PRODUKCJA</text:span></text:p>
          </table:table-cell>
          <table:table-cell table:style-name="Table3.B1" table:number-columns-spanned="3" office:value-type="string">
            <text:p text:style-name="P24"><text:span text:style-name="T12">Maszyny</text:span></text:p>
          </table:table-cell>
          <table:covered-table-cell/>
          <table:covered-table-cell/>
        </table:table-row>
        <table:table-row>
          <table:table-cell table:style-name="Table3.A2" table:number-rows-spanned="5" office:value-type="string">
            <text:p text:style-name="P24"><text:span text:style-name="T12">Produkty</text:span></text:p>
          </table:table-cell>
          <table:table-cell table:style-name="Table3.B2" office:value-type="string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2" office:value-type="string">
            <text:p text:style-name="P20"/>
          </table:table-cell>
        </table:table-row>
        <table:table-row>
          <table:covered-table-cell/>
          <table:table-cell table:style-name="Table3.B3" office:value-type="string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3" office:value-type="string">
            <text:p text:style-name="P20"/>
          </table:table-cell>
        </table:table-row>
        <table:table-row>
          <table:covered-table-cell/>
          <table:table-cell table:style-name="Table3.B4" office:value-type="string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4" office:value-type="string">
            <text:p text:style-name="P20"/>
          </table:table-cell>
        </table:table-row>
        <table:table-row>
          <table:covered-table-cell/>
          <table:table-cell table:style-name="Table3.B5" office:value-type="string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5" office:value-type="string">
            <text:p text:style-name="P20"/>
          </table:table-cell>
        </table:table-row>
        <table:table-row>
          <table:covered-table-cell/>
          <table:table-cell table:style-name="Table3.B6" office:value-type="string">
            <text:p text:style-name="P20"/>
          </table:table-cell>
          <table:table-cell table:style-name="Table3.C6" office:value-type="string">
            <text:p text:style-name="P20"/>
          </table:table-cell>
          <table:table-cell table:style-name="Table3.D6" office:value-type="string">
            <text:p text:style-name="P20"/>
          </table:table-cell>
        </table:table-row>
      </table:table>
      <text:p text:style-name="P3"><text:span text:style-name="T11"/></text:p>
      <text:p text:style-name="P15"><text:span text:style-name="T11"/></text:p>
      <text:p text:style-name="P15"><text:span text:style-name="T11"/></text:p>
      <text:list xml:id="list531361216" text:continue-numbering="true" text:style-name="L2">
        <text:list-item>
          <text:p text:style-name="P17"><text:span text:style-name="T11">ryzyko = 2058.74 i koszt_sredni = 10078.1</text:span></text:p>
          <text:p text:style-name="P17"><text:span text:style-name="T12">waga kosztu średniego = </text:span></text:p>
          <text:p text:style-name="P17"><text:span text:style-name="T12">waga ryzyka = </text:span></text:p>
        </text:list-item>
      </text:list>
      <text:p text:style-name="P5"><text:span text:style-name="T11">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<text:span text:style-name="T12">Stan</text:span></text:p>
          </table:table-cell>
          <table:table-cell table:style-name="Table4.B1" office:value-type="string">
            <text:p text:style-name="P24"><text:span text:style-name="T12">Koszt</text:span></text:p>
          </table:table-cell>
        </table:table-row>
        <table:table-row>
          <table:table-cell table:style-name="Table4.A2" office:value-type="string">
            <text:p text:style-name="P21"><text:span text:style-name="T12">1</text:span></text:p>
          </table:table-cell>
          <table:table-cell table:style-name="Table4.B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21"><text:span text:style-name="T12">2</text:span></text:p>
          </table:table-cell>
          <table:table-cell table:style-name="Table4.B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21"><text:span text:style-name="T12">3</text:span></text:p>
          </table:table-cell>
          <table:table-cell table:style-name="Table4.B2" office:value-type="string">
            <text:p text:style-name="P21"/>
          </table:table-cell>
        </table:table-row>
        <table:table-row>
          <table:table-cell table:style-name="Table4.A2" office:value-type="string">
            <text:p text:style-name="P21"><text:span text:style-name="T12">4</text:span></text:p>
          </table:table-cell>
          <table:table-cell table:style-name="Table4.B2" office:value-type="string">
            <text:p text:style-name="P21"/>
          </table:table-cell>
        </table:table-row>
      </table:table>
      <text:p text:style-name="P5"><text:span text:style-name="T11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4"><text:span text:style-name="T12">PRODUKCJA</text:span></text:p>
          </table:table-cell>
          <table:table-cell table:style-name="Table5.B1" table:number-columns-spanned="3" office:value-type="string">
            <text:p text:style-name="P24"><text:span text:style-name="T12">Maszyny</text:span></text:p>
          </table:table-cell>
          <table:covered-table-cell/>
          <table:covered-table-cell/>
        </table:table-row>
        <table:table-row>
          <table:table-cell table:style-name="Table5.A2" table:number-rows-spanned="5" office:value-type="string">
            <text:p text:style-name="P24"><text:span text:style-name="T12">Produkty</text:span></text:p>
          </table:table-cell>
          <table:table-cell table:style-name="Table5.B2" office:value-type="string">
            <text:p text:style-name="P21"/>
          </table:table-cell>
          <table:table-cell table:style-name="Table5.C6" office:value-type="string">
            <text:p text:style-name="P21"/>
          </table:table-cell>
          <table:table-cell table:style-name="Table5.D2" office:value-type="string">
            <text:p text:style-name="P21"/>
          </table:table-cell>
        </table:table-row>
        <table:table-row>
          <table:covered-table-cell/>
          <table:table-cell table:style-name="Table5.B3" office:value-type="string">
            <text:p text:style-name="P21"/>
          </table:table-cell>
          <table:table-cell table:style-name="Table5.C6" office:value-type="string">
            <text:p text:style-name="P21"/>
          </table:table-cell>
          <table:table-cell table:style-name="Table5.D3" office:value-type="string">
            <text:p text:style-name="P21"/>
          </table:table-cell>
        </table:table-row>
        <table:table-row>
          <table:covered-table-cell/>
          <table:table-cell table:style-name="Table5.B4" office:value-type="string">
            <text:p text:style-name="P21"/>
          </table:table-cell>
          <table:table-cell table:style-name="Table5.C6" office:value-type="string">
            <text:p text:style-name="P21"/>
          </table:table-cell>
          <table:table-cell table:style-name="Table5.D4" office:value-type="string">
            <text:p text:style-name="P21"/>
          </table:table-cell>
        </table:table-row>
        <table:table-row>
          <table:covered-table-cell/>
          <table:table-cell table:style-name="Table5.B5" office:value-type="string">
            <text:p text:style-name="P21"/>
          </table:table-cell>
          <table:table-cell table:style-name="Table5.C6" office:value-type="string">
            <text:p text:style-name="P21"/>
          </table:table-cell>
          <table:table-cell table:style-name="Table5.D5" office:value-type="string">
            <text:p text:style-name="P21"/>
          </table:table-cell>
        </table:table-row>
        <table:table-row>
          <table:covered-table-cell/>
          <table:table-cell table:style-name="Table5.B6" office:value-type="string">
            <text:p text:style-name="P21"/>
          </table:table-cell>
          <table:table-cell table:style-name="Table5.C6" office:value-type="string">
            <text:p text:style-name="P21"/>
          </table:table-cell>
          <table:table-cell table:style-name="Table5.D6" office:value-type="string">
            <text:p text:style-name="P21"/>
          </table:table-cell>
        </table:table-row>
      </table:table>
      <text:p text:style-name="P5"><text:span text:style-name="T11"/></text:p>
      <text:list xml:id="list1138959869" text:continue-numbering="true" text:style-name="L2">
        <text:list-item>
          <text:p text:style-name="P17"><text:span text:style-name="T11">ryzyko = 2058.74 i koszt_sredni = 10078.1</text:span></text:p>
          <text:p text:style-name="P17"><text:span text:style-name="T12">waga kosztu średniego = </text:span></text:p>
          <text:p text:style-name="P17"><text:span text:style-name="T12">waga ryzyka = </text:span></text:p>
        </text:list-item>
      </text:list>
      <text:p text:style-name="P5"><text:span text:style-name="T11">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<text:span text:style-name="T12">Stan</text:span></text:p>
          </table:table-cell>
          <table:table-cell table:style-name="Table6.B1" office:value-type="string">
            <text:p text:style-name="P24"><text:span text:style-name="T12">Koszt</text:span></text:p>
          </table:table-cell>
        </table:table-row>
        <table:table-row>
          <table:table-cell table:style-name="Table6.A2" office:value-type="string">
            <text:p text:style-name="P21"><text:span text:style-name="T12">1</text:span></text:p>
          </table:table-cell>
          <table:table-cell table:style-name="Table6.B2" office:value-type="string">
            <text:p text:style-name="P21"/>
          </table:table-cell>
        </table:table-row>
        <table:table-row>
          <table:table-cell table:style-name="Table6.A2" office:value-type="string">
            <text:p text:style-name="P21"><text:span text:style-name="T12">2</text:span></text:p>
          </table:table-cell>
          <table:table-cell table:style-name="Table6.B2" office:value-type="string">
            <text:p text:style-name="P21"/>
          </table:table-cell>
        </table:table-row>
        <table:table-row>
          <table:table-cell table:style-name="Table6.A2" office:value-type="string">
            <text:p text:style-name="P21"><text:span text:style-name="T12">3</text:span></text:p>
          </table:table-cell>
          <table:table-cell table:style-name="Table6.B2" office:value-type="string">
            <text:p text:style-name="P21"/>
          </table:table-cell>
        </table:table-row>
        <text:soft-page-break/>
        <table:table-row>
          <table:table-cell table:style-name="Table6.A2" office:value-type="string">
            <text:p text:style-name="P21"><text:span text:style-name="T12">4</text:span></text:p>
          </table:table-cell>
          <table:table-cell table:style-name="Table6.B2" office:value-type="string">
            <text:p text:style-name="P21"/>
          </table:table-cell>
        </table:table-row>
      </table:table>
      <text:p text:style-name="P5"><text:span text:style-name="T11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4"><text:span text:style-name="T12">PRODUKCJA</text:span></text:p>
          </table:table-cell>
          <table:table-cell table:style-name="Table7.B1" table:number-columns-spanned="3" office:value-type="string">
            <text:p text:style-name="P24"><text:span text:style-name="T12">Maszyny</text:span></text:p>
          </table:table-cell>
          <table:covered-table-cell/>
          <table:covered-table-cell/>
        </table:table-row>
        <table:table-row>
          <table:table-cell table:style-name="Table7.A2" table:number-rows-spanned="5" office:value-type="string">
            <text:p text:style-name="P24"><text:span text:style-name="T12">Produkty</text:span></text:p>
          </table:table-cell>
          <table:table-cell table:style-name="Table7.B2" office:value-type="string">
            <text:p text:style-name="P21"/>
          </table:table-cell>
          <table:table-cell table:style-name="Table7.C6" office:value-type="string">
            <text:p text:style-name="P21"/>
          </table:table-cell>
          <table:table-cell table:style-name="Table7.D2" office:value-type="string">
            <text:p text:style-name="P21"/>
          </table:table-cell>
        </table:table-row>
        <table:table-row>
          <table:covered-table-cell/>
          <table:table-cell table:style-name="Table7.B3" office:value-type="string">
            <text:p text:style-name="P21"/>
          </table:table-cell>
          <table:table-cell table:style-name="Table7.C6" office:value-type="string">
            <text:p text:style-name="P21"/>
          </table:table-cell>
          <table:table-cell table:style-name="Table7.D3" office:value-type="string">
            <text:p text:style-name="P21"/>
          </table:table-cell>
        </table:table-row>
        <table:table-row>
          <table:covered-table-cell/>
          <table:table-cell table:style-name="Table7.B4" office:value-type="string">
            <text:p text:style-name="P21"/>
          </table:table-cell>
          <table:table-cell table:style-name="Table7.C6" office:value-type="string">
            <text:p text:style-name="P21"/>
          </table:table-cell>
          <table:table-cell table:style-name="Table7.D4" office:value-type="string">
            <text:p text:style-name="P21"/>
          </table:table-cell>
        </table:table-row>
        <table:table-row>
          <table:covered-table-cell/>
          <table:table-cell table:style-name="Table7.B5" office:value-type="string">
            <text:p text:style-name="P21"/>
          </table:table-cell>
          <table:table-cell table:style-name="Table7.C6" office:value-type="string">
            <text:p text:style-name="P21"/>
          </table:table-cell>
          <table:table-cell table:style-name="Table7.D5" office:value-type="string">
            <text:p text:style-name="P21"/>
          </table:table-cell>
        </table:table-row>
        <table:table-row>
          <table:covered-table-cell/>
          <table:table-cell table:style-name="Table7.B6" office:value-type="string">
            <text:p text:style-name="P21"/>
          </table:table-cell>
          <table:table-cell table:style-name="Table7.C6" office:value-type="string">
            <text:p text:style-name="P21"/>
          </table:table-cell>
          <table:table-cell table:style-name="Table7.D6" office:value-type="string">
            <text:p text:style-name="P21"/>
          </table:table-cell>
        </table:table-row>
      </table:table>
      <text:p text:style-name="P5"><text:span text:style-name="T11"/></text:p>
      <text:p text:style-name="P5"><text:span text:style-name="T11"/></text:p>
      <text:p text:style-name="P10"><text:span text:style-name="T13">Sprawdzenie relacji dominacji stochastycznej:</text:span></text:p>
      <text:list xml:id="list702273098560191381" text:style-name="L3">
        <text:list-item>
          <text:p text:style-name="P11"><text:span text:style-name="T13">pierwszego rzędu</text:span></text:p>
        </text:list-item>
        <text:list-item>
          <text:p text:style-name="P11"><text:span text:style-name="T13">drugiego rzędu</text:span></text:p>
        </text:list-item>
      </text:list>
      <text:p text:style-name="P10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, tahoma, verdana, arial, sans-serif"/>
    <style:font-face style:name="Liberation Sans2" svg:font-family="'Liberation Sans'" style:font-family-generic="roman"/>
    <style:font-face style:name="LM Mono Light 10" svg:font-family="'LM Mono Light 10'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arzyna Kucharczyk</meta:initial-creator>
    <meta:creation-date>2013-06-03T23:51:07</meta:creation-date>
    <dc:date>2013-06-04T01:40:55</dc:date>
    <dc:creator>Katarzyna Kucharczyk</dc:creator>
    <meta:editing-duration>PT1H43M34S</meta:editing-duration>
    <meta:editing-cycles>10</meta:editing-cycles>
    <meta:generator>LibreOffice/4.0.2.2$Linux_X86_64 LibreOffice_project/400m0$Build-2</meta:generator>
    <meta:document-statistic meta:table-count="7" meta:image-count="0" meta:object-count="1" meta:page-count="5" meta:paragraph-count="137" meta:word-count="427" meta:character-count="3126" meta:non-whitespace-character-count="27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7cm" svg:height="12.354cm" xlink:href="." xlink:type="simple" chart:class="chart:scatter" chart:style-name="ch1">
        <chart:plot-area chart:style-name="ch2" chart:data-source-has-labels="both" svg:x="1.392cm" svg:y="1.123cm" svg:width="16.916cm" svg:height="10.003cm">
          <chartooo:coordinate-region svg:x="2.569cm" svg:y="1.322cm" svg:width="15.367cm" svg:height="9.157cm"/>
          <chart:axis chart:dimension="x" chart:name="primary-x" chart:style-name="ch3" chartooo:axis-type="auto">
            <chart:title svg:x="9.264cm" svg:y="11.373cm" chart:style-name="ch4">
              <text:p>Ryzyko</text:p>
            </chart:title>
            <chart:categories table:cell-range-address="local-table.$A$2:.$A$5"/>
          </chart:axis>
          <chart:axis chart:dimension="y" chart:name="primary-y" chart:style-name="ch3">
            <chart:title svg:x="0.451cm" svg:y="7.068cm" chart:style-name="ch5">
              <text:p>Koszt średni</text:p>
            </chart:title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8.74">
                <text:p>2058.74</text:p>
              </table:table-cell>
              <table:table-cell office:value-type="float" office:value="10078.1">
                <text:p>10078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6.53">
                <text:p>1716.53</text:p>
              </table:table-cell>
              <table:table-cell office:value-type="float" office:value="12264.5">
                <text:p>1226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10.23">
                <text:p>1610.23</text:p>
              </table:table-cell>
              <table:table-cell office:value-type="float" office:value="11084.4">
                <text:p>1108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51.87">
                <text:p>2151.87</text:p>
              </table:table-cell>
              <table:table-cell office:value-type="float" office:value="10134.8">
                <text:p>1013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